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able_20_Contents">
      <style:text-properties fo:color="#464453" fo:font-size="11pt" fo:language="en" fo:country="US" style:font-size-asian="11pt" style:font-size-complex="11pt"/>
    </style:style>
    <style:style style:name="P3"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4" style:family="paragraph" style:parent-style-name="Heading_20_1">
      <style:text-properties fo:language="en" fo:country="US"/>
    </style:style>
    <style:style style:name="P5" style:family="paragraph" style:parent-style-name="Header">
      <style:text-properties fo:language="en" fo:country="US"/>
    </style:style>
    <style:style style:name="P6" style:family="paragraph" style:parent-style-name="Footer">
      <style:text-properties fo:language="en" fo:country="US"/>
    </style:style>
    <style:style style:name="P7" style:family="paragraph" style:parent-style-name="Text_20_body">
      <style:text-properties fo:language="en" fo:country="US" officeooo:paragraph-rsid="001a14db"/>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fo:language="en" fo:country="US" officeooo:rsid="00112fc6"/>
    </style:style>
    <style:style style:name="T9" style:family="text">
      <style:text-properties fo:language="en" fo:country="US" officeooo:rsid="00148494"/>
    </style:style>
    <style:style style:name="T10" style:family="text">
      <style:text-properties fo:language="en" fo:country="US" officeooo:rsid="0014e7d3"/>
    </style:style>
    <style:style style:name="T11" style:family="text">
      <style:text-properties fo:language="en" fo:country="US" officeooo:rsid="0016920c"/>
    </style:style>
    <style:style style:name="T12" style:family="text">
      <style:text-properties fo:language="en" fo:country="US" officeooo:rsid="0016a499"/>
    </style:style>
    <style:style style:name="T13" style:family="text">
      <style:text-properties fo:language="en" fo:country="US" officeooo:rsid="0016db18"/>
    </style:style>
    <style:style style:name="T14" style:family="text">
      <style:text-properties fo:language="en" fo:country="US" officeooo:rsid="00189035"/>
    </style:style>
    <style:style style:name="T15" style:family="text">
      <style:text-properties fo:language="en" fo:country="US" officeooo:rsid="001a7b3c"/>
    </style:style>
    <style:style style:name="T16" style:family="text">
      <style:text-properties fo:language="en" fo:country="US" officeooo:rsid="001be292"/>
    </style:style>
    <style:style style:name="T17" style:family="text">
      <style:text-properties fo:language="en" fo:country="US" officeooo:rsid="001d62bb"/>
    </style:style>
    <style:style style:name="T18" style:family="text">
      <style:text-properties fo:language="en" fo:country="US" officeooo:rsid="001e4633"/>
    </style:style>
    <style:style style:name="T19" style:family="text">
      <style:text-properties fo:language="en" fo:country="US" officeooo:rsid="001fb92e"/>
    </style:style>
    <style:style style:name="T20" style:family="text">
      <style:text-properties fo:language="en" fo:country="US" officeooo:rsid="00203561"/>
    </style:style>
    <style:style style:name="T21" style:family="text">
      <style:text-properties fo:language="en" fo:country="US" officeooo:rsid="0020bece"/>
    </style:style>
    <style:style style:name="T22" style:family="text">
      <style:text-properties fo:language="en" fo:country="US" officeooo:rsid="0021ed3a"/>
    </style:style>
    <style:style style:name="T23" style:family="text">
      <style:text-properties officeooo:rsid="000b494f"/>
    </style:style>
    <style:style style:name="T24" style:family="text">
      <style:text-properties officeooo:rsid="0016db18"/>
    </style:style>
    <style:style style:name="T25" style:family="text">
      <style:text-properties officeooo:rsid="001a14db"/>
    </style:style>
    <style:style style:name="T26" style:family="text">
      <style:text-properties officeooo:rsid="001a7b3c"/>
    </style:style>
    <style:style style:name="T27" style:family="text">
      <style:text-properties officeooo:rsid="0020fd18"/>
    </style:style>
    <style:style style:name="T28" style:family="text">
      <style:text-properties officeooo:rsid="0021ed3a"/>
    </style:style>
    <style:style style:name="T29" style:family="text">
      <style:text-properties officeooo:rsid="0016920c"/>
    </style:style>
    <style:style style:name="T30" style:family="text">
      <style:text-properties officeooo:rsid="00189035"/>
    </style:style>
    <style:style style:name="T31" style:family="text">
      <style:text-properties officeooo:rsid="0016a499"/>
    </style:style>
    <style:style style:name="T32" style:family="text">
      <style:text-properties officeooo:rsid="00148494"/>
    </style:style>
    <style:style style:name="T33" style:family="text">
      <style:text-properties officeooo:rsid="001fb92e"/>
    </style:style>
    <style:style style:name="T34" style:family="text">
      <style:text-properties officeooo:rsid="00203561"/>
    </style:style>
    <style:style style:name="T35" style:family="text">
      <style:text-properties officeooo:rsid="00112fc6"/>
    </style:style>
    <style:style style:name="T36" style:family="text">
      <style:text-properties officeooo:rsid="000e4034"/>
    </style:style>
    <style:style style:name="T37" style:family="text">
      <style:text-properties officeooo:rsid="0020bece"/>
    </style:style>
    <style:style style:name="T38" style:family="text">
      <style:text-properties officeooo:rsid="001e4633"/>
    </style:style>
    <style:style style:name="T39" style:family="text">
      <style:text-properties officeooo:rsid="000e8a3d"/>
    </style:style>
    <style:style style:name="T40" style:family="text">
      <style:text-properties officeooo:rsid="001be292"/>
    </style:style>
    <style:style style:name="T41" style:family="text">
      <style:text-properties officeooo:rsid="0014e7d3"/>
    </style:style>
    <style:style style:name="T42" style:family="text">
      <style:text-properties officeooo:rsid="001d62bb"/>
    </style:style>
    <style:style style:name="T43" style:family="text">
      <style:text-properties officeooo:rsid="00080865"/>
    </style:style>
    <style:style style:name="T44" style:family="text">
      <style:text-properties officeooo:rsid="00095fe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Main Story</text:h>
      <text:p text:style-name="P7"><text:span text:style-name="T27">When Howl arrived in Ingary he began studying magic. He met t</text:span>he wizard Layton, <text:span text:style-name="T28">who</text:span> <text:span text:style-name="T27">was</text:span> a devout apprentice of Suliman. <text:span text:style-name="T28">Howl</text:span> <text:span text:style-name="T24">w</text:span>as quickly becom<text:span text:style-name="T24">ing</text:span> better than him, and conquer<text:span text:style-name="T24">ing</text:span> Suliman’s benevolence. When Howl reached his abilities, <text:span text:style-name="T28">Layton</text:span> decided to investigate moved by envy. <text:span text:style-name="T24">So h</text:span>e learned about the existence of Calcifer and tried to steal it <text:span text:style-name="T1">tricking</text:span> Howl: <text:span text:style-name="T28">Layton </text:span>decided to make <text:span text:style-name="T24">him</text:span> fall in love by transforming himself in a <text:span text:style-name="T30">charming </text:span>woman, <text:span text:style-name="T29">knowing</text:span> <text:span text:style-name="T24">Howl’s</text:span> weakness. However once he entered the house Calcifer recognized <text:span text:style-name="T30">his</text:span> intentions, <text:span text:style-name="T30">and </text:span>he was quickly defeated by the demon whose power he had underestimated. At the time, Howl despaired so much for the sincere infatuation that he evoked a myriad of spirits <text:span text:style-name="T24">of desperation</text:span>. Impulsive and vindictive as just an adolescent can be, he locked Layton in a small urn <text:span text:style-name="T31">with all of </text:span>th<text:span text:style-name="T31">em</text:span>. <text:span text:style-name="T25">T</text:span>hen he hid the urn in a distant land <text:span text:style-name="T25">named Radme</text:span>, hoping he would never have to talk to Suliman about it.</text:p>
      <text:p text:style-name="P1"><text:span text:style-name="T25">R</text:span>ecently <text:span text:style-name="T25">Layton has been</text:span> accidentally freed by some wizards apprentices, <text:span text:style-name="T25">and</text:span> <text:span text:style-name="T1">spread</text:span> the spirits (which he learned to control) throughout Radme, bewitching the diseased brain of king Beuron of Cal. <text:span text:style-name="T25">In Ingary, </text:span>Suliman is soon alerted by Layton’s monsters, and invites Howl to investigate. Howl denies his involvement with the appearance of the monsters and refuses to collaborate with Suliman, so he goes in Cal <text:span text:style-name="T26">on his own, <text:s/>hoping to defeat his opponent while keeping the consequences of his impulsiveness hidden. T</text:span>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1">Meanwhile <text:span text:style-name="T26">our heroes</text:span>, Sophie and her friends, ask Suliman what happened to Howl, alarmed by his disappearance. <text:span text:style-name="T32">Suliman adds her faithful guard Heen to the team, and also gives to the Witch of the Waste a magic stick that allows her to walk easily.</text:span> After rapidly refining their fighting skills, <text:span text:style-name="T32">landed in the other continent,</text:span> they proceed <text:span text:style-name="T36">across</text:span> <text:span text:style-name="T36">the roaring hills of </text:span>Radme. <text:span text:style-name="T35">T</text:span>here t<text:span text:style-name="T36">hey </text:span>find out how <text:span text:style-name="T36">the mud</text:span> can be washed off with a long, <text:span text:style-name="T36">hot bath. In fact they defeat a slime monster in mines by throwing it into a hot spring, and after hours it reemerges human again, as the old village chief. Then</text:span> they reach the capital <text:span text:style-name="T37">Cal</text:span>, <text:span text:style-name="T36">where</text:span> they meet Ben, the head of a small resistance <text:span text:style-name="T38">that tries</text:span> to <text:span text:style-name="T33">oppose</text:span> Layton. Among the few survivors in <text:span text:style-name="T33">the resistance’s</text:span> hiding place there is the little <text:span text:style-name="T35">and</text:span> <text:span text:style-name="T35">unrecognized</text:span> Howl (the Witch of the Waste not<text:span text:style-name="T35">ic</text:span>es that he has a strange symbol on his neck). Eager to know what happened to their friend they infiltrate in the castle <text:span text:style-name="T37">of Cal</text:span> to interrogate the guards that <text:span text:style-name="T39">were with</text:span> Howl when he was de<text:span text:style-name="T39">feated by Layton</text:span>. The soldiers tell them <text:span text:style-name="T40">that </text:span>Howl <text:span text:style-name="T40">probably </text:span>drowned, so Sophie and the others go desperate to Beuron’s camp for help and advice. Beuron welcomes them <text:span text:style-name="T40">and </text:span>encourag<text:span text:style-name="T42">es</text:span> them not to give up, <text:span text:style-name="T42">explaining</text:span> his plan to sneak into Layton's fortress. Suddenly Layton attack<text:span text:style-name="T42">s</text:span> the camp and the king is defeated. The team remains hidden during <text:span text:style-name="T42">the final stage of </text:span>the battle, but has the opportunity to listen to Layton boast: he reveals how he defeated Howl mar<text:span text:style-name="T35">k</text:span>ing him on the neck, and how he now uses his <text:span text:style-name="T35">beautiful </text:span>experience as an ornament at the castle, he also says that wants to leave for Ingary, where he will defeat Suliman. The Witch of the Waste <text:span text:style-name="T35">understands and </text:span>reveals that the orphan child in the capital could be Howl <text:span text:style-name="T42">because of the symbol on his neck.</text:span> <text:span text:style-name="T42">T</text:span>han the team heartened proceed<text:span text:style-name="T42">s</text:span> to Layton’s fortress, beyond the swamps, where they recover the Howl’s experience. Returning to Cal <text:span text:style-name="T43">they cross the city fighting alongside the resistance,</text:span> <text:span text:style-name="T44">looking for Ben and Howl. A</text:span>fter saving them from a risky situation <text:span text:style-name="T23">in the middle of the battle</text:span>, <text:span text:style-name="T23">they bring back </text:span>Howl <text:span text:style-name="T23">to</text:span> his normal appearance. <text:span text:style-name="T23">So, r</text:span>eunited, they leave for Ingary where they will defeat Layton, who is rapidly spreading t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2T17:07:36.627000000</dc:date>
    <meta:editing-duration>PT44M45S</meta:editing-duration>
    <meta:editing-cycles>19</meta:editing-cycles>
    <meta:generator>LibreOffice/6.1.2.1$Windows_X86_64 LibreOffice_project/65905a128db06ba48db947242809d14d3f9a93fe</meta:generator>
    <dc:creator>Michele Maione</dc:creator>
    <meta:document-statistic meta:table-count="1" meta:image-count="0" meta:object-count="0" meta:page-count="1" meta:paragraph-count="6" meta:word-count="769" meta:character-count="4407" meta:non-whitespace-character-count="3644"/>
    <meta:template xlink:type="simple" xlink:actuate="onRequest" xlink:title="" xlink:href="../MasterGameDesignDocument.odm" meta:date="2018-12-13T16:01:48.917000000"/>
  </office:meta>
</office:document-meta>
</file>